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32470000166F000010C9D09A649F53761F15.svg" manifest:media-type="image/svg+xml"/>
  <manifest:file-entry manifest:full-path="Pictures/100019850000166F000010C964FFD20DD43AE974.svg" manifest:media-type="image/svg+xml"/>
  <manifest:file-entry manifest:full-path="Pictures/10000201000000D9000000A2BF1BD0D2B5EF0718.png" manifest:media-type="image/png"/>
  <manifest:file-entry manifest:full-path="Pictures/100015A90000166F000010C9EB5C1CD63F722430.svg" manifest:media-type="image/svg+xml"/>
  <manifest:file-entry manifest:full-path="Pictures/10000201000000D9000000A20243357988D126CE.png" manifest:media-type="image/png"/>
  <manifest:file-entry manifest:full-path="Pictures/100023220000166F000010C98BDD6AE25A63C9EA.svg" manifest:media-type="image/svg+xml"/>
  <manifest:file-entry manifest:full-path="Pictures/10001A900000166F000010C9668920C3477D909C.svg" manifest:media-type="image/svg+xml"/>
  <manifest:file-entry manifest:full-path="Pictures/10000201000000D9000000A24E0C02DDAE2CC259.png" manifest:media-type="image/png"/>
  <manifest:file-entry manifest:full-path="Pictures/100040760000166F000010C9120BF5CB35BD9A33.svg" manifest:media-type="image/svg+xml"/>
  <manifest:file-entry manifest:full-path="Pictures/10000201000000D9000000A2A2AD316DF7E2DD02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CC3270B3EFD80CC6.png" manifest:media-type="image/png"/>
  <manifest:file-entry manifest:full-path="Pictures/100011FD0000166F000010C90F1DBCEA64DAEF5D.svg" manifest:media-type="image/svg+xml"/>
  <manifest:file-entry manifest:full-path="Pictures/10000201000000D9000000A20AEB227C3DD05CA5.png" manifest:media-type="image/png"/>
  <manifest:file-entry manifest:full-path="Pictures/10001A2B0000166F000010C938EC8AA8068E758A.svg" manifest:media-type="image/svg+xml"/>
  <manifest:file-entry manifest:full-path="Pictures/10000201000000D9000000A2E0290F7F1FDCFC0E.png" manifest:media-type="image/png"/>
  <manifest:file-entry manifest:full-path="Pictures/100032630000166F000010C9F58F8795E6CB00FC.svg" manifest:media-type="image/svg+xml"/>
  <manifest:file-entry manifest:full-path="Pictures/10000201000000D9000000A21839651CF2109CCC.png" manifest:media-type="image/png"/>
  <manifest:file-entry manifest:full-path="Pictures/10001CEF0000166F000010C9BA037CF1DE653BF6.svg" manifest:media-type="image/svg+xml"/>
  <manifest:file-entry manifest:full-path="Pictures/10000201000000D9000000A22F7E769AD70B96B6.png" manifest:media-type="image/png"/>
  <manifest:file-entry manifest:full-path="Pictures/10000201000000D9000000A2E815EF5A67C01E88.png" manifest:media-type="image/png"/>
  <manifest:file-entry manifest:full-path="Pictures/10001F8B0000166F000010C92AFB0065B8A12897.svg" manifest:media-type="image/svg+xml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9000000A2AC4B3DA5A3F75264.png" manifest:media-type="image/png"/>
  <manifest:file-entry manifest:full-path="Pictures/10001CFE0000166F000010C98B65053C0A16CE1B.svg" manifest:media-type="image/svg+xml"/>
  <manifest:file-entry manifest:full-path="Pictures/10000201000000D9000000A24082EE314998994D.png" manifest:media-type="image/png"/>
  <manifest:file-entry manifest:full-path="Pictures/100019110000166F000010C963270DDB671496A2.svg" manifest:media-type="image/svg+xml"/>
  <manifest:file-entry manifest:full-path="Pictures/10000201000000D9000000A2AE2763871B6A7A00.png" manifest:media-type="image/png"/>
  <manifest:file-entry manifest:full-path="Pictures/10000201000000D9000000A2EDB18BC33C18D73F.png" manifest:media-type="image/png"/>
  <manifest:file-entry manifest:full-path="Pictures/10000201000000D9000000A20CB52710B8B0FA47.png" manifest:media-type="image/png"/>
  <manifest:file-entry manifest:full-path="Pictures/10000201000000D9000000A2D2A04759C189ABE4.png" manifest:media-type="image/png"/>
  <manifest:file-entry manifest:full-path="Pictures/10000201000000D9000000A21475FDC7E6B88248.png" manifest:media-type="image/png"/>
  <manifest:file-entry manifest:full-path="Pictures/100031A90000166F000010C952F597F64DE748DA.svg" manifest:media-type="image/svg+xml"/>
  <manifest:file-entry manifest:full-path="Pictures/10000201000000D9000000A2D1067A0D03E8479A.png" manifest:media-type="image/png"/>
  <manifest:file-entry manifest:full-path="Pictures/10000201000000D9000000A253F7050FE38902C1.png" manifest:media-type="image/png"/>
  <manifest:file-entry manifest:full-path="Pictures/10000201000000D9000000A2C58B39C370003299.png" manifest:media-type="image/png"/>
  <manifest:file-entry manifest:full-path="Pictures/10000201000000D9000000A23D9968B76890E0B8.png" manifest:media-type="image/png"/>
  <manifest:file-entry manifest:full-path="Pictures/10001D970000166F000010C9E81C85F9135BCB18.svg" manifest:media-type="image/svg+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C4B3DA5A3F75264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C58B39C370003299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2F7E769AD70B96B6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E815EF5A67C01E8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E0290F7F1FDCFC0E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E2763871B6A7A00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EDB18BC33C18D73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2A04759C189ABE4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4082EE314998994D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3D9968B76890E0B8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0CB52710B8B0FA47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0AEB227C3DD05CA5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3F7050FE38902C1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1839651CF2109CCC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4E0C02DDAE2CC259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CC3270B3EFD80CC6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1475FDC7E6B8824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0243357988D126C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BF1BD0D2B5EF0718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1067A0D03E8479A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A2AD316DF7E2DD02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11.494cm" svg:y="6.497cm">
            <draw:image xlink:href="Pictures/100015A90000166F000010C9EB5C1CD63F722430.svg" xlink:type="simple" xlink:show="embed" xlink:actuate="onLoad">
              <text:p/>
            </draw:image>
            <draw:image xlink:href="Pictures/10000201000000D9000000A2BF1BD0D2B5EF0718.png" xlink:type="simple" xlink:show="embed" xlink:actuate="onLoad"/>
          </draw:frame>
          <draw:frame draw:style-name="gr2" draw:text-style-name="P3" draw:layer="layout" svg:width="2.127cm" svg:height="1.283cm" svg:x="12.724cm" svg:y="7.84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13.809cm" svg:y1="9.961cm" svg:x2="13.822cm" svg:y2="11.531cm" draw:start-shape="id1" svg:d="M13809 9961l13 1570" svg:viewBox="0 0 14 1571">
          <text:p text:style-name="P1"><text:span text:style-name="T1"><text:s text:c="4"/></text:span></text:p>
        </draw:connector>
        <draw:frame draw:style-name="gr2" draw:text-style-name="P3" draw:layer="layout" svg:width="0.794cm" svg:height="0.88cm" svg:x="13.426cm" svg:y="11.6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11.705cm" svg:y="12.104cm">
            <draw:image xlink:href="Pictures/10001CEF0000166F000010C9BA037CF1DE653BF6.svg" xlink:type="simple" xlink:show="embed" xlink:actuate="onLoad">
              <text:p/>
            </draw:image>
            <draw:image xlink:href="Pictures/10000201000000D9000000A2E815EF5A67C01E88.png" xlink:type="simple" xlink:show="embed" xlink:actuate="onLoad"/>
          </draw:frame>
          <draw:frame draw:style-name="gr2" draw:text-style-name="P3" draw:layer="layout" svg:width="2.33cm" svg:height="1.253cm" svg:x="15.262cm" svg:y="14.29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13.882cm" svg:y1="15.661cm" svg:x2="13.895cm" svg:y2="17.231cm" svg:d="M13882 15661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13.452cm" svg:y="17.16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12.872cm" svg:y="9.8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2.827cm" svg:y="15.569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3" draw:layer="layout" svg:width="4.63cm" svg:height="3.464cm" svg:x="6.673cm" svg:y="3.013cm">
            <draw:image xlink:href="Pictures/100026D80000166F000010C98A4A87423F9945D3.svg" xlink:type="simple" xlink:show="embed" xlink:actuate="onLoad">
              <text:p/>
            </draw:image>
            <draw:image xlink:href="Pictures/10000201000000D9000000A2CC3270B3EFD80CC6.png" xlink:type="simple" xlink:show="embed" xlink:actuate="onLoad"/>
          </draw:frame>
          <draw:frame draw:style-name="gr2" draw:text-style-name="P3" draw:layer="layout" svg:width="1.273cm" svg:height="1.11cm" svg:x="8.51cm" svg:y="3.781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3" draw:text-style-name="P3" draw:layer="layout" svg:width="4.63cm" svg:height="3.464cm" svg:x="16.273cm" svg:y="3.013cm">
            <draw:image xlink:href="Pictures/100026D80000166F000010C98A4A87423F9945D3.svg" xlink:type="simple" xlink:show="embed" xlink:actuate="onLoad">
              <text:p/>
            </draw:image>
            <draw:image xlink:href="Pictures/10000201000000D9000000A2CC3270B3EFD80CC6.png" xlink:type="simple" xlink:show="embed" xlink:actuate="onLoad"/>
          </draw:frame>
          <draw:frame draw:style-name="gr2" draw:text-style-name="P3" draw:layer="layout" svg:width="1.175cm" svg:height="1.217cm" svg:x="18.11cm" svg:y="3.781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connector draw:style-name="gr1" draw:text-style-name="P2" draw:layer="layout" draw:type="line" svg:x1="8.913cm" svg:y1="6.461cm" svg:x2="12.486cm" svg:y2="8.448cm" svg:d="M8913 6461l3573 1987" svg:viewBox="0 0 3574 1988">
          <text:p text:style-name="P1"><text:span text:style-name="T1"><text:s text:c="4"/></text:span></text:p>
        </draw:connector>
        <draw:connector draw:style-name="gr1" draw:text-style-name="P2" draw:layer="layout" draw:type="line" svg:x1="18.917cm" svg:y1="6.461cm" svg:x2="15.178cm" svg:y2="8.587cm" svg:d="M18917 6461l-3739 2126" svg:viewBox="0 0 3740 2127">
          <text:p text:style-name="P1"><text:span text:style-name="T1"><text:s text:c="4"/></text:span></text:p>
        </draw:connector>
        <draw:frame draw:style-name="gr8" draw:text-style-name="P5" draw:layer="layout" svg:width="0.959cm" svg:height="1.195cm" svg:x="10.828cm" svg:y="6.57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6.129cm" svg:y="6.571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10-04T15:51:17.126389305</dc:date>
    <dc:creator>Osvaldo Martin</dc:creator>
    <meta:editing-duration>P1DT3H17M11S</meta:editing-duration>
    <meta:editing-cycles>34</meta:editing-cycles>
    <meta:generator>LibreOffice/5.1.4.2$Linux_X86_64 LibreOffice_project/10m0$Build-2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5/content.xml><?xml version="1.0" encoding="utf-8"?>
<math xmlns="http://www.w3.org/1998/Math/MathML" display="block">
  <semantics>
    <mi>y</mi>
    <annotation encoding="StarMath 5.0">y
</annotation>
  </semantics>
</math>
</file>

<file path=Object 16/content.xml><?xml version="1.0" encoding="utf-8"?>
<math xmlns="http://www.w3.org/1998/Math/MathML" display="block">
  <semantics>
    <msub>
      <mi mathvariant="normal">β</mi>
      <mi mathvariant="normal">α</mi>
    </msub>
    <annotation encoding="StarMath 5.0">%beta_{%alpha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β</mi>
      <mi mathvariant="normal">β</mi>
    </msub>
    <annotation encoding="StarMath 5.0">%beta_{%beta}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